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14727" officeooo:paragraph-rsid="00114727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officeooo:rsid="00114727" officeooo:paragraph-rsid="00114727" style:font-weight-asian="bold" style:font-weight-complex="bold"/>
    </style:style>
    <style:style style:name="P3" style:family="paragraph" style:parent-style-name="Standard">
      <style:text-properties style:font-name="Arial" fo:font-weight="bold" officeooo:rsid="00110857" officeooo:paragraph-rsid="0021ecda" style:font-weight-asian="bold" style:font-weight-complex="bold"/>
    </style:style>
    <style:style style:name="P4" style:family="paragraph" style:parent-style-name="Standard">
      <style:text-properties style:font-name="Arial" officeooo:rsid="0011e507" officeooo:paragraph-rsid="0011e507"/>
    </style:style>
    <style:style style:name="P5" style:family="paragraph" style:parent-style-name="Standard">
      <style:text-properties style:font-name="Arial" officeooo:rsid="0012bd14" officeooo:paragraph-rsid="0012bd14"/>
    </style:style>
    <style:style style:name="P6" style:family="paragraph" style:parent-style-name="Standard">
      <style:text-properties style:font-name="Arial" officeooo:rsid="0012bd14" officeooo:paragraph-rsid="0013deb2"/>
    </style:style>
    <style:style style:name="P7" style:family="paragraph" style:parent-style-name="Standard">
      <style:text-properties style:font-name="Arial" officeooo:rsid="0013deb2" officeooo:paragraph-rsid="0013deb2"/>
    </style:style>
    <style:style style:name="P8" style:family="paragraph" style:parent-style-name="Standard">
      <style:text-properties style:font-name="Arial" officeooo:rsid="00152b62" officeooo:paragraph-rsid="0014f6e4"/>
    </style:style>
    <style:style style:name="P9" style:family="paragraph" style:parent-style-name="Standard">
      <style:text-properties style:font-name="Arial" officeooo:rsid="00176432" officeooo:paragraph-rsid="00176432"/>
    </style:style>
    <style:style style:name="P10" style:family="paragraph" style:parent-style-name="Standard">
      <style:text-properties style:font-name="Arial" officeooo:rsid="00176432" officeooo:paragraph-rsid="001f05fa"/>
    </style:style>
    <style:style style:name="P11" style:family="paragraph" style:parent-style-name="Standard">
      <style:text-properties style:font-name="Arial" officeooo:rsid="0018b830" officeooo:paragraph-rsid="0018b830"/>
    </style:style>
    <style:style style:name="P12" style:family="paragraph" style:parent-style-name="Standard">
      <style:paragraph-properties fo:text-align="center" style:justify-single-word="false"/>
      <style:text-properties style:font-name="Arial" fo:font-size="16pt" fo:font-weight="bold" officeooo:rsid="00114727" officeooo:paragraph-rsid="00114727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" fo:font-size="19pt" fo:font-weight="bold" officeooo:rsid="00114727" officeooo:paragraph-rsid="00114727" style:font-size-asian="19pt" style:font-weight-asian="bold" style:font-size-complex="19pt" style:font-weight-complex="bold"/>
    </style:style>
    <style:style style:name="P14" style:family="paragraph" style:parent-style-name="Standard">
      <style:text-properties style:font-name="Arial" officeooo:rsid="001c7a8e" officeooo:paragraph-rsid="001c7a8e"/>
    </style:style>
    <style:style style:name="P15" style:family="paragraph" style:parent-style-name="Standard">
      <style:text-properties style:font-name="Arial" officeooo:rsid="001e2d05" officeooo:paragraph-rsid="001e2d05"/>
    </style:style>
    <style:style style:name="P16" style:family="paragraph" style:parent-style-name="Standard">
      <style:paragraph-properties fo:text-align="start" style:justify-single-word="false"/>
      <style:text-properties style:font-name="Arial" fo:font-weight="normal" officeooo:rsid="001af378" officeooo:paragraph-rsid="0021ecda" style:font-weight-asian="normal" style:font-weight-complex="normal"/>
    </style:style>
    <style:style style:name="P17" style:family="paragraph" style:parent-style-name="Standard">
      <style:text-properties style:font-name="Arial" officeooo:rsid="00110857" officeooo:paragraph-rsid="0021ecda"/>
    </style:style>
    <style:style style:name="P18" style:family="paragraph" style:parent-style-name="Standard">
      <style:text-properties style:font-name="Arial" officeooo:rsid="00129e1b" officeooo:paragraph-rsid="0021ecda"/>
    </style:style>
    <style:style style:name="P19" style:family="paragraph" style:parent-style-name="Standard">
      <style:text-properties style:font-name="Arial" officeooo:rsid="0014be9f" officeooo:paragraph-rsid="0021ecda"/>
    </style:style>
    <style:style style:name="P20" style:family="paragraph" style:parent-style-name="Standard">
      <style:text-properties style:font-name="Arial" officeooo:rsid="00135c1d" officeooo:paragraph-rsid="0021ecda"/>
    </style:style>
    <style:style style:name="P21" style:family="paragraph" style:parent-style-name="Standard">
      <style:text-properties style:font-name="Arial" officeooo:rsid="0014f6e4" officeooo:paragraph-rsid="0014f6e4"/>
    </style:style>
    <style:style style:name="P22" style:family="paragraph" style:parent-style-name="Standard">
      <style:text-properties style:font-name="Arial" officeooo:rsid="001c7a8e" officeooo:paragraph-rsid="001c7a8e" fo:background-color="#e0efd4"/>
    </style:style>
    <style:style style:name="P23" style:family="paragraph" style:parent-style-name="Standard">
      <style:text-properties style:font-name="Arial" officeooo:rsid="001e2d05" officeooo:paragraph-rsid="001e2d05" fo:background-color="#e0efd4"/>
    </style:style>
    <style:style style:name="P24" style:family="paragraph" style:parent-style-name="Standard">
      <style:text-properties style:font-name="Arial" officeooo:rsid="00176432" officeooo:paragraph-rsid="00176432" fo:background-color="#e0efd4"/>
    </style:style>
    <style:style style:name="P25" style:family="paragraph" style:parent-style-name="Standard">
      <style:text-properties style:font-name="Arial" officeooo:rsid="00253a58" officeooo:paragraph-rsid="00253a58"/>
    </style:style>
    <style:style style:name="P26" style:family="paragraph" style:parent-style-name="Standard">
      <style:text-properties style:font-name="Arial" officeooo:rsid="00264fcb" officeooo:paragraph-rsid="00264fcb"/>
    </style:style>
    <style:style style:name="P27" style:family="paragraph" style:parent-style-name="Standard">
      <style:text-properties style:font-name="Arial" officeooo:rsid="00265cc8" officeooo:paragraph-rsid="00265cc8"/>
    </style:style>
    <style:style style:name="P28" style:family="paragraph" style:parent-style-name="Standard">
      <style:text-properties style:font-name="Arial" fo:font-size="10pt" officeooo:rsid="00114727" officeooo:paragraph-rsid="00114727" style:font-size-asian="10pt" style:font-size-complex="10pt"/>
    </style:style>
    <style:style style:name="P29" style:family="paragraph" style:parent-style-name="Standard">
      <style:text-properties style:font-name="Arial" officeooo:rsid="002d842e" officeooo:paragraph-rsid="002d842e"/>
    </style:style>
    <style:style style:name="P30" style:family="paragraph" style:parent-style-name="Standard">
      <style:text-properties style:font-name="Arial" officeooo:rsid="002e647c" officeooo:paragraph-rsid="002e647c"/>
    </style:style>
    <style:style style:name="P31" style:family="paragraph" style:parent-style-name="Standard">
      <style:text-properties style:font-name="Arial" officeooo:rsid="002fdd59" officeooo:paragraph-rsid="002fdd59"/>
    </style:style>
    <style:style style:name="P32" style:family="paragraph" style:parent-style-name="Standard">
      <style:text-properties style:font-name="Arial" officeooo:rsid="002fdd59" officeooo:paragraph-rsid="0030fdc4"/>
    </style:style>
    <style:style style:name="P33" style:family="paragraph" style:parent-style-name="Standard">
      <style:text-properties style:font-name="Arial" officeooo:rsid="0030fdc4" officeooo:paragraph-rsid="0030fdc4"/>
    </style:style>
    <style:style style:name="P34" style:family="paragraph" style:parent-style-name="Standard">
      <style:text-properties style:font-name="Arial" officeooo:rsid="003232ab" officeooo:paragraph-rsid="003232ab"/>
    </style:style>
    <style:style style:name="P35" style:family="paragraph" style:parent-style-name="Standard">
      <style:text-properties style:font-name="Arial" officeooo:rsid="00342216" officeooo:paragraph-rsid="00342216"/>
    </style:style>
    <style:style style:name="P36" style:family="paragraph" style:parent-style-name="Standard">
      <style:text-properties style:font-name="Arial" officeooo:rsid="003232ab" officeooo:paragraph-rsid="003232ab" fo:background-color="#ffff00"/>
    </style:style>
    <style:style style:name="P37" style:family="paragraph" style:parent-style-name="Standard">
      <style:text-properties style:font-name="Arial" officeooo:rsid="0013deb2" officeooo:paragraph-rsid="0013deb2" fo:background-color="#ffff00"/>
    </style:style>
    <style:style style:name="P38" style:family="paragraph" style:parent-style-name="Standard">
      <style:text-properties style:font-name="Arial" officeooo:rsid="00152b62" officeooo:paragraph-rsid="00152b62" fo:background-color="#ffff00"/>
    </style:style>
    <style:style style:name="P39" style:family="paragraph" style:parent-style-name="Standard">
      <style:text-properties style:font-name="Arial" officeooo:rsid="00353c7e" officeooo:paragraph-rsid="00353c7e" fo:background-color="#ffff00"/>
    </style:style>
    <style:style style:name="P40" style:family="paragraph" style:parent-style-name="Standard">
      <style:text-properties style:font-name="Arial" officeooo:rsid="00363842" officeooo:paragraph-rsid="00363842" fo:background-color="#ffff00"/>
    </style:style>
    <style:style style:name="P41" style:family="paragraph" style:parent-style-name="Standard">
      <style:text-properties style:font-name="Arial" officeooo:rsid="00366379" officeooo:paragraph-rsid="00366379" fo:background-color="#ffff00"/>
    </style:style>
    <style:style style:name="P42" style:family="paragraph" style:parent-style-name="Standard">
      <style:text-properties style:font-name="Arial" officeooo:rsid="00353c7e" officeooo:paragraph-rsid="00353c7e"/>
    </style:style>
    <style:style style:name="P43" style:family="paragraph" style:parent-style-name="Standard">
      <style:text-properties style:font-name="Arial" officeooo:rsid="00363842" officeooo:paragraph-rsid="00363842"/>
    </style:style>
    <style:style style:name="P44" style:family="paragraph" style:parent-style-name="Standard">
      <style:text-properties style:font-name="Arial" officeooo:rsid="00366379" officeooo:paragraph-rsid="00366379"/>
    </style:style>
    <style:style style:name="P45" style:family="paragraph" style:parent-style-name="Standard">
      <style:text-properties style:font-name="Arial" officeooo:rsid="00381bb7" officeooo:paragraph-rsid="00381bb7"/>
    </style:style>
    <style:style style:name="P46" style:family="paragraph" style:parent-style-name="Standard">
      <style:text-properties style:font-name="Arial" officeooo:rsid="003a0c26" officeooo:paragraph-rsid="003a0c26"/>
    </style:style>
    <style:style style:name="P47" style:family="paragraph" style:parent-style-name="Standard">
      <style:text-properties style:font-name="Arial" officeooo:rsid="003b8687" officeooo:paragraph-rsid="003b8687"/>
    </style:style>
    <style:style style:name="P48" style:family="paragraph" style:parent-style-name="Standard">
      <style:text-properties style:font-name="Arial" fo:font-size="12pt" fo:font-weight="normal" officeooo:rsid="00265cc8" officeooo:paragraph-rsid="00265cc8" style:font-size-asian="10.5pt" style:font-weight-asian="normal" style:font-size-complex="12pt" style:font-weight-complex="normal"/>
    </style:style>
    <style:style style:name="P49" style:family="paragraph" style:parent-style-name="Standard">
      <style:text-properties style:font-name="Arial" fo:font-size="12pt" fo:font-weight="normal" officeooo:rsid="003d0b46" officeooo:paragraph-rsid="003d0b46" style:font-size-asian="10.5pt" style:font-weight-asian="normal" style:font-size-complex="12pt" style:font-weight-complex="normal"/>
    </style:style>
    <style:style style:name="P50" style:family="paragraph" style:parent-style-name="Standard">
      <style:text-properties style:font-name="Arial" officeooo:rsid="00442d61" officeooo:paragraph-rsid="00442d61"/>
    </style:style>
    <style:style style:name="P51" style:family="paragraph" style:parent-style-name="Standard">
      <style:text-properties style:text-position="0% 100%" style:font-name="Arial" officeooo:rsid="002e647c" officeooo:paragraph-rsid="002e647c"/>
    </style:style>
    <style:style style:name="P52" style:family="paragraph" style:parent-style-name="Standard">
      <style:paragraph-properties fo:break-before="page"/>
      <style:text-properties style:font-name="Arial" officeooo:rsid="00114727" officeooo:paragraph-rsid="00114727"/>
    </style:style>
    <style:style style:name="P53" style:family="paragraph" style:parent-style-name="Standard">
      <style:paragraph-properties fo:break-before="page"/>
      <style:text-properties style:font-name="Arial" officeooo:rsid="00176432" officeooo:paragraph-rsid="00176432"/>
    </style:style>
    <style:style style:name="P54" style:family="paragraph" style:parent-style-name="Standard">
      <style:paragraph-properties fo:break-before="page"/>
      <style:text-properties style:font-name="Arial" officeooo:rsid="0011e507" officeooo:paragraph-rsid="0011e507"/>
    </style:style>
    <style:style style:name="P55" style:family="paragraph" style:parent-style-name="Standard">
      <style:paragraph-properties fo:break-before="page"/>
      <style:text-properties style:font-name="Arial" officeooo:rsid="0013deb2" officeooo:paragraph-rsid="0013deb2"/>
    </style:style>
    <style:style style:name="P56" style:family="paragraph" style:parent-style-name="Standard">
      <style:paragraph-properties fo:break-before="page"/>
      <style:text-properties style:font-name="Arial" officeooo:rsid="001c7a8e" officeooo:paragraph-rsid="001c7a8e"/>
    </style:style>
    <style:style style:name="P57" style:family="paragraph" style:parent-style-name="Standard">
      <style:paragraph-properties fo:break-before="page"/>
      <style:text-properties style:font-name="Arial" officeooo:rsid="00264fcb" officeooo:paragraph-rsid="00264fcb"/>
    </style:style>
    <style:style style:name="P58" style:family="paragraph" style:parent-style-name="Standard">
      <style:text-properties style:font-name="Arial" officeooo:rsid="00442d61" officeooo:paragraph-rsid="00442d61"/>
    </style:style>
    <style:style style:name="P59" style:family="paragraph" style:parent-style-name="Standard">
      <style:text-properties style:font-name="Arial" officeooo:rsid="0046d955" officeooo:paragraph-rsid="0046d955"/>
    </style:style>
    <style:style style:name="T1" style:family="text">
      <style:text-properties officeooo:rsid="0012bd14"/>
    </style:style>
    <style:style style:name="T2" style:family="text">
      <style:text-properties officeooo:rsid="0013deb2"/>
    </style:style>
    <style:style style:name="T3" style:family="text">
      <style:text-properties officeooo:rsid="0018b830"/>
    </style:style>
    <style:style style:name="T4" style:family="text">
      <style:text-properties officeooo:rsid="001a89c3"/>
    </style:style>
    <style:style style:name="T5" style:family="text">
      <style:text-properties officeooo:rsid="001e2d05"/>
    </style:style>
    <style:style style:name="T6" style:family="text">
      <style:text-properties officeooo:rsid="001f05fa"/>
    </style:style>
    <style:style style:name="T7" style:family="text">
      <style:text-properties officeooo:rsid="002044c6"/>
    </style:style>
    <style:style style:name="T8" style:family="text">
      <style:text-properties officeooo:rsid="0019d748"/>
    </style:style>
    <style:style style:name="T9" style:family="text">
      <style:text-properties fo:background-color="#ffff00" loext:char-shading-value="0"/>
    </style:style>
    <style:style style:name="T10" style:family="text">
      <style:text-properties officeooo:rsid="002ed397" fo:background-color="#ffff00" loext:char-shading-value="0"/>
    </style:style>
    <style:style style:name="T11" style:family="text">
      <style:text-properties officeooo:rsid="003232ab" fo:background-color="#ffff00" loext:char-shading-value="0"/>
    </style:style>
    <style:style style:name="T12" style:family="text">
      <style:text-properties officeooo:rsid="0038fab3" fo:background-color="#ffff00" loext:char-shading-value="0"/>
    </style:style>
    <style:style style:name="T13" style:family="text">
      <style:text-properties officeooo:rsid="003fdcef" fo:background-color="#ffff00" loext:char-shading-value="0"/>
    </style:style>
    <style:style style:name="T14" style:family="text">
      <style:text-properties officeooo:rsid="00135c1d"/>
    </style:style>
    <style:style style:name="T15" style:family="text">
      <style:text-properties officeooo:rsid="0021ecda"/>
    </style:style>
    <style:style style:name="T16" style:family="text">
      <style:text-properties officeooo:rsid="00253a58"/>
    </style:style>
    <style:style style:name="T17" style:family="text">
      <style:text-properties officeooo:rsid="00264fcb"/>
    </style:style>
    <style:style style:name="T18" style:family="text">
      <style:text-properties officeooo:rsid="00265cc8"/>
    </style:style>
    <style:style style:name="T19" style:family="text">
      <style:text-properties fo:background-color="#ffffff" loext:char-shading-value="0"/>
    </style:style>
    <style:style style:name="T20" style:family="text">
      <style:text-properties officeooo:rsid="0021ecda" fo:background-color="#ffffff" loext:char-shading-value="0"/>
    </style:style>
    <style:style style:name="T21" style:family="text">
      <style:text-properties officeooo:rsid="000f096d" fo:background-color="#ffffff" loext:char-shading-value="0"/>
    </style:style>
    <style:style style:name="T22" style:family="text">
      <style:text-properties officeooo:rsid="003d0b46" fo:background-color="#ffffff" loext:char-shading-value="0"/>
    </style:style>
    <style:style style:name="T23" style:family="text">
      <style:text-properties officeooo:rsid="002d842e"/>
    </style:style>
    <style:style style:name="T24" style:family="text">
      <style:text-properties officeooo:rsid="00114727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none"/>
    </style:style>
    <style:style style:name="T27" style:family="text">
      <style:text-properties style:text-underline-style="none" fo:background-color="#ffff00" loext:char-shading-value="0"/>
    </style:style>
    <style:style style:name="T28" style:family="text">
      <style:text-properties style:text-position="super 58%"/>
    </style:style>
    <style:style style:name="T29" style:family="text">
      <style:text-properties style:text-position="super 58%" officeooo:rsid="0030fdc4"/>
    </style:style>
    <style:style style:name="T30" style:family="text">
      <style:text-properties style:text-position="super 58%" officeooo:rsid="003fdcef"/>
    </style:style>
    <style:style style:name="T31" style:family="text">
      <style:text-properties officeooo:rsid="002ed397"/>
    </style:style>
    <style:style style:name="T32" style:family="text">
      <style:text-properties officeooo:rsid="0030fdc4"/>
    </style:style>
    <style:style style:name="T33" style:family="text">
      <style:text-properties officeooo:rsid="002fdd59"/>
    </style:style>
    <style:style style:name="T34" style:family="text">
      <style:text-properties officeooo:rsid="00353c7e"/>
    </style:style>
    <style:style style:name="T35" style:family="text">
      <style:text-properties officeooo:rsid="00363842"/>
    </style:style>
    <style:style style:name="T36" style:family="text">
      <style:text-properties officeooo:rsid="00366379"/>
    </style:style>
    <style:style style:name="T37" style:family="text">
      <style:text-properties officeooo:rsid="003fdcef"/>
    </style:style>
    <style:style style:name="T38" style:family="text">
      <style:text-properties officeooo:rsid="00419410"/>
    </style:style>
    <style:style style:name="T39" style:family="text">
      <style:text-properties fo:font-size="13pt" fo:font-weight="normal" style:font-size-asian="13pt" style:font-weight-asian="normal" style:font-size-complex="13pt" style:font-weight-complex="normal"/>
    </style:style>
    <style:style style:name="T40" style:family="text">
      <style:text-properties officeooo:rsid="00442d61"/>
    </style:style>
    <style:style style:name="T41" style:family="text">
      <style:text-properties officeooo:rsid="0045a673"/>
    </style:style>
    <style:style style:name="T42" style:family="text">
      <style:text-properties officeooo:rsid="00466dd0"/>
    </style:style>
    <style:style style:name="T43" style:family="text">
      <style:text-properties officeooo:rsid="0046d955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2021 Fall CPSC 240-3 <text:span text:style-name="T23">Answers</text:span></text:p>
      <text:p text:style-name="P12">Midterm #2 Concepts Test</text:p>
      <text:p text:style-name="P2">November 9, 2021 <text:s/>11:30am-1:30pm</text:p>
      <text:p text:style-name="P1"/>
      <text:p text:style-name="P1"/>
      <text:p text:style-name="P3">Read me</text:p>
      <text:p text:style-name="P17"/>
      <text:p text:style-name="P17">Place your answers in the space following each question.</text:p>
      <text:p text:style-name="P17"/>
      <text:p text:style-name="P17">Place your name in the test in this front page <text:span text:style-name="T8">and</text:span> on the last page.</text:p>
      <text:p text:style-name="P17"/>
      <text:p text:style-name="P17">Near <text:span text:style-name="T15">1:25</text:span>pm begin to save your test document in either odt, or doc, or docx format.</text:p>
      <text:p text:style-name="P17"/>
      <text:p text:style-name="P17"><text:span text:style-name="T19">Before </text:span><text:span text:style-name="T20">1</text:span><text:span text:style-name="T19">:</text:span><text:span text:style-name="T21">2</text:span><text:span text:style-name="T19">9pm send y</text:span>our document as an attachment to me: <text:s/>holliday@fullerton.edu</text:p>
      <text:p text:style-name="P17"/>
      <text:p text:style-name="P17">If you encounter a question where you feel that you must guess an answer then place the word “Blank” in the space for the answer and you will receive <text:span text:style-name="T9">20%</text:span> of the credit for that question.</text:p>
      <text:p text:style-name="P17"/>
      <text:p text:style-name="P18">If the answer space is empty then the points for that question are zero.</text:p>
      <text:p text:style-name="P17"/>
      <text:p text:style-name="P18">You may use any word processing tool at your disposal provided it can save files in one of the three accepted formats.</text:p>
      <text:p text:style-name="P18"/>
      <text:p text:style-name="P18">If your computer has no word processor program then try Google Docs, which saves files in every format ever created on this planet.</text:p>
      <text:p text:style-name="P18"/>
      <text:p text:style-name="P18">The total point value of this test is 100 points, which is one-sixth of your course grade.</text:p>
      <text:p text:style-name="P18"/>
      <text:p text:style-name="P18">Every effort has been made to create unambiguous question<text:span text:style-name="T14">s</text:span>. <text:s/><text:span text:style-name="T14">If a question is truly ambiguous send me ordinary email or a chat message to ask for clarification. <text:s/>I will be at computer during the test period probably answering the backlog of email.</text:span></text:p>
      <text:p text:style-name="P18"/>
      <text:p text:style-name="P19">This is an open note test.</text:p>
      <text:p text:style-name="P18"/>
      <text:p text:style-name="P18"/>
      <text:p text:style-name="P18"/>
      <text:p text:style-name="P18"/>
      <text:p text:style-name="P18"/>
      <text:p text:style-name="P20">Proceed to the next page.</text:p>
      <text:p text:style-name="P16"/>
      <text:p text:style-name="P52">1. <text:s/>0xA7B9 60F4 381C 5D9E is an integer in a twos-complement 64-bit number system. <text:s/>What is its negative?<text:tab/><text:tab/><text:tab/><text:tab/><text:tab/><text:tab/><text:tab/><text:tab/><text:span text:style-name="T38">[7]</text:span></text:p>
      <text:p text:style-name="P1"/>
      <text:p text:style-name="P28">Show sufficient intermediate steps to convince the grader that you know how to do it.</text:p>
      <text:p text:style-name="P1"/>
      <text:p text:style-name="P29">Answer: <text:s/>First copy the original number to the work space below. <text:s/>Then write the complement of each digit below that digit.</text:p>
      <text:p text:style-name="P29"/>
      <text:p text:style-name="P29"><text:tab/><text:tab/><text:span text:style-name="T24">0xA7B9 <text:s/>60F4 <text:s text:c="2"/>381C <text:s/>5D9E<text:tab/><text:tab/><text:tab/></text:span>&lt;==Original number</text:p>
      <text:p text:style-name="P29"><text:tab/><text:tab/>0x5846 <text:s text:c="2"/>9F0B <text:s/>C7E3 <text:s/>A261<text:tab/><text:tab/><text:tab/>&lt;==Complement</text:p>
      <text:p text:style-name="P29"><text:tab/><text:tab/><text:span text:style-name="T25"><text:tab/><text:tab/><text:tab/> <text:s text:c="8"/>+1</text:span></text:p>
      <text:p text:style-name="P29"><text:span text:style-name="T26"><text:tab/><text:tab/> </text:span><text:span text:style-name="T27">0x5846 <text:s text:c="2"/>9F0B <text:s/>C7E3 <text:s/>A262</text:span><text:span text:style-name="T26"><text:tab/><text:tab/><text:tab/>&lt;== Final answer</text:span></text:p>
      <text:p text:style-name="P52">2.Convert this IEEE number to base 10 in simplest form. <text:s text:c="2"/>0X410F A000 0000 0000 <text:s text:c="5"/><text:span text:style-name="T38">[10]</text:span></text:p>
      <text:p text:style-name="P1"/>
      <text:p text:style-name="P28">Show sufficient intermediate steps to convince the grader that you know how to do it.</text:p>
      <text:p text:style-name="P1"/>
      <text:p text:style-name="P30">Answer: <text:s/>Consider the stored exponent 410. <text:s/>Note that the number is positive.</text:p>
      <text:p text:style-name="P30"/>
      <text:p text:style-name="P30">Subtract the bias number: 410 – 3FF = <text:span text:style-name="T37">0x11 <text:s/>= <text:s/>17 (decimal).</text:span></text:p>
      <text:p text:style-name="P30"/>
      <text:p text:style-name="P30">1<text:span text:style-name="T37">7</text:span> is the true exponent.</text:p>
      <text:p text:style-name="P30"/>
      <text:p text:style-name="P30">The significand (in hex) is <text:span text:style-name="T24">FA00000000000. <text:s/></text:span>From that sequence of hex digits we can write the significand in binary as shown below.</text:p>
      <text:p text:style-name="P30"/>
      <text:p text:style-name="P30">Number = <text:s/>1 . 1111 1010 0...0 <text:s/>x 2<text:span text:style-name="T28">1</text:span><text:span text:style-name="T30">7</text:span></text:p>
      <text:p text:style-name="P30"/>
      <text:p text:style-name="P30">We will drop the trailing zeros on the right because they contribute nothing to the solution.</text:p>
      <text:p text:style-name="P30"/>
      <text:p text:style-name="P30">Number = <text:s/>1 . 1111 101 <text:s/>x 2<text:span text:style-name="T28">1</text:span><text:span text:style-name="T30">7</text:span></text:p>
      <text:p text:style-name="P30"/>
      <text:p text:style-name="P30">Shift the point 7 places to the right.</text:p>
      <text:p text:style-name="P30">Number <text:s/>= <text:s/>11111101. <text:s/>x 2<text:span text:style-name="T30">10</text:span></text:p>
      <text:p text:style-name="P51"/>
      <text:p text:style-name="P51"><text:tab/><text:tab/>= <text:s text:c="2"/>253 <text:s/>x <text:s/><text:span text:style-name="T37">1024</text:span></text:p>
      <text:p text:style-name="P51"/>
      <text:p text:style-name="P51"><text:tab/><text:tab/>= <text:s/><text:span text:style-name="T13">259072</text:span><text:span text:style-name="T10">.0</text:span><text:span text:style-name="T31"><text:tab/><text:tab/>&lt;== Calculator used here.</text:span></text:p>
      <text:p text:style-name="P54">3.Convert <text:span text:style-name="T4"><draw:frame draw:style-name="fr1" draw:name="Object1" text:anchor-type="as-char" svg:y="-0.619cm" svg:width="1.386cm" svg:height="0.998cm" draw:z-index="0"><draw:object xlink:href="./Object 1" xlink:type="simple" xlink:show="embed" xlink:actuate="onLoad"/><draw:image xlink:href="./ObjectReplacements/Object 1" xlink:type="simple" xlink:show="embed" xlink:actuate="onLoad"/></draw:frame></text:span><text:s/>to <text:span text:style-name="T4">a </text:span>64-bit IEEE float number.<text:tab/><text:tab/><text:tab/><text:tab/><text:tab/><text:span text:style-name="T38">[10]</text:span></text:p>
      <text:p text:style-name="P4"/>
      <text:p text:style-name="P31">Solution: <text:s text:c="2"/>The whole number part 118 is 1110110 in binary.</text:p>
      <text:p text:style-name="P4"/>
      <text:p text:style-name="P31">Now we use repeated multiplication by 2 to find a repeating pattern for the seven-twelfths part.</text:p>
      <text:p text:style-name="P31"/>
      <text:p text:style-name="P31">(7/12) x 2 = 1 + (<text:span text:style-name="T32">2</text:span>/12) <text:span text:style-name="T32">= 1 + (1/6)</text:span></text:p>
      <text:p text:style-name="P33">(1/6) x 2 <text:s text:c="2"/>= 0 + (1/3)</text:p>
      <text:p text:style-name="P33">(1/3) x 2 <text:s text:c="2"/>= 0 + (2/3)</text:p>
      <text:p text:style-name="P33">(2/3) x 2 <text:s text:c="2"/>= 1 + (1/3)</text:p>
      <text:p text:style-name="P33">(1/3) x 2 <text:s text:c="2"/>= 0 + (2/3)</text:p>
      <text:p text:style-name="P33">a pattern is starting to develop. <text:s text:c="2"/>We can write the number in binary as follows:</text:p>
      <text:p text:style-name="P33"/>
      <text:p text:style-name="P32">1110110 . <text:span text:style-name="T32">1001010101010101010101010101 ….. <text:s/>x 2</text:span><text:span text:style-name="T29">0</text:span></text:p>
      <text:p text:style-name="P4"/>
      <text:p text:style-name="P33">= <text:s/><text:span text:style-name="T33">1.110110</text:span>1001010101010101010101010101 ….. <text:s/>x 2<text:span text:style-name="T28">6</text:span></text:p>
      <text:p text:style-name="P4"/>
      <text:p text:style-name="P33">= <text:s/><text:span text:style-name="T33">1.1101 <text:s text:c="2"/>10</text:span>10 <text:s text:c="2"/>0101 <text:s text:c="2"/>0101 <text:s text:c="2"/>0101 <text:s text:c="2"/>0101 <text:s text:c="2"/>0101 <text:s text:c="2"/>0101 <text:s text:c="2"/>01 ….. <text:s/>x 2<text:span text:style-name="T28">6</text:span></text:p>
      <text:p text:style-name="P4"/>
      <text:p text:style-name="P33">Now we compute the stored exponent <text:s/>= EFF + 006 <text:s/>= <text:s/>405</text:p>
      <text:p text:style-name="P33"/>
      <text:p text:style-name="P33">Now we are ready to write the number in IEEEE:</text:p>
      <text:p text:style-name="P33"/>
      <text:p text:style-name="P33">Number = <text:s/><text:span text:style-name="T9">0x405D <text:s/>A555 <text:s/>5555 <text:s text:c="2"/>5555</text:span>. <text:s text:c="5"/>End of solution.</text:p>
      <text:p text:style-name="P54">4. <text:s/>What useful contribution did Charles Babbage give to the modern world of computing? <text:s text:c="2"/><text:span text:style-name="T38">[7]</text:span></text:p>
      <text:p text:style-name="P4"/>
      <text:p text:style-name="P33">Answer: <text:s/><text:span text:style-name="T9">He invented tens complement integers. <text:s/>From there it is an easy step to twos complement integers.</text:span></text:p>
      <text:p text:style-name="P4"/>
      <text:p text:style-name="P4"/>
      <text:p text:style-name="P4"/>
      <text:p text:style-name="P4"/>
      <text:p text:style-name="P4">5.What was the great accomplishment of Chris Sa<text:span text:style-name="T1">w</text:span>yer?<text:tab/><text:tab/><text:tab/><text:tab/><text:tab/><text:span text:style-name="T38">[7]</text:span></text:p>
      <text:p text:style-name="P4"/>
      <text:p text:style-name="P33">Answer: <text:s text:c="2"/><text:span text:style-name="T9">Single-handedly </text:span><text:span text:style-name="T11">he wrote the world’s largest (publicly known) program in 100% x86 assembly. <text:s/>That program was Roller Coaster Tycoon #2.</text:span></text:p>
      <text:p text:style-name="P4"/>
      <text:p text:style-name="P59">To receive credit you must include #2.</text:p>
      <text:p text:style-name="P4"/>
      <text:p text:style-name="P34">Roller Coaster Tycoon #3 was produced by using multiple programming languages.</text:p>
      <text:p text:style-name="P34"/>
      <text:p text:style-name="P34">There may be larger programs in all assembly but they are not publicly known.</text:p>
      <text:p text:style-name="P4"/>
      <text:p text:style-name="P4">“<text:span text:style-name="T43">Transport Tycoon” is worth 0 points</text:span></text:p>
      <text:p text:style-name="P4"/>
      <text:p text:style-name="P4"/>
      <text:p text:style-name="P4"/>
      <text:p text:style-name="P5">6. <text:s/>Suppose you wrote a function that computed the standard deviation of any set of float numbers in extremely sho<text:span text:style-name="T4">r</text:span>t execution time. You plan to post the source code of that function in github.com to share with the world. <text:s/>What license should you put on it?<text:tab/><text:tab/><text:tab/><text:span text:style-name="T38">[6]</text:span></text:p>
      <text:p text:style-name="P5"/>
      <text:p text:style-name="P34">Answer: <text:s/><text:span text:style-name="T9">LGPL</text:span><text:tab/><text:tab/><text:tab/><text:tab/><text:tab/>Wrong answer: <text:s/>GPL</text:p>
      <text:p text:style-name="P5"/>
      <text:p text:style-name="P5"/>
      <text:p text:style-name="P5"/>
      <text:p text:style-name="P6">7. <text:s/>Suppose you created a function in C++ or C where the prototype called for 6 long ints to be passed to the function at calling time. <text:s/>Another person want<text:span text:style-name="T4">s</text:span> to call your function from his or her assembly module. <text:s/><text:span text:style-name="T2">That other programmer wants to pass the second quadword from the top of stack as the sixth parameter. <text:s/>How should the programmer set-up the block for calling the function? <text:s/>Parameters 1 through 5 can come from any source you choose. <text:s/>Parameter #6 needs special attention.<text:tab/><text:tab/><text:tab/><text:tab/><text:tab/><text:tab/><text:tab/></text:span><text:span text:style-name="T38">[6]</text:span></text:p>
      <text:p text:style-name="P6"/>
      <text:p text:style-name="P34">Answer:</text:p>
      <text:p text:style-name="P34"/>
      <text:p text:style-name="P34">mov rax,0</text:p>
      <text:p text:style-name="P34">mov rdi, <text:s/>&lt;another source&gt;</text:p>
      <text:p text:style-name="P34">mov rsi, <text:s/>&lt;another source&gt;</text:p>
      <text:p text:style-name="P34">mov rdx, <text:s/>&lt;another source&gt;</text:p>
      <text:p text:style-name="P34">mov rcs, <text:s/>&lt;another source&gt;</text:p>
      <text:p text:style-name="P34">mov r8, <text:s text:c="2"/>&lt;another source&gt;</text:p>
      <text:p text:style-name="P36">mov r9, <text:s/>[rsp+8]</text:p>
      <text:p text:style-name="P35">call newfunction</text:p>
      <text:p text:style-name="P55">8. <text:s/><text:span text:style-name="T16">S</text:span>uppose a C++ or C function will execute the “return” statement at the end of a function. There are no data to be sent back to the caller. <text:s/>What happens when the return is executed.<text:tab/><text:tab/><text:tab/><text:span text:style-name="T38">[7]</text:span></text:p>
      <text:p text:style-name="P7"/>
      <text:p text:style-name="P42">Answer:</text:p>
      <text:p text:style-name="P7"/>
      <text:p text:style-name="P37"><text:tab/><text:span text:style-name="T34">mov <text:s/>rsp, rbp</text:span></text:p>
      <text:p text:style-name="P37"><text:tab/><text:span text:style-name="T34">pop <text:s/>rbp</text:span></text:p>
      <text:p text:style-name="P37"><text:tab/><text:span text:style-name="T34">pop <text:s/>rip</text:span></text:p>
      <text:p text:style-name="P7"/>
      <text:p text:style-name="P7"/>
      <text:p text:style-name="P7"/>
      <text:p text:style-name="P7"/>
      <text:p text:style-name="P7"/>
      <text:p text:style-name="P21">9. <text:s/>This semester we discussed “dynamic” data and “static” data on a number of occasions.</text:p>
      <text:p text:style-name="P21"/>
      <text:p text:style-name="P21">What is the key property used to distinguish between the two types of data?<text:tab/><text:tab/><text:span text:style-name="T38">[6]</text:span></text:p>
      <text:p text:style-name="P8"/>
      <text:p text:style-name="P42">Answer:</text:p>
      <text:p text:style-name="P42"/>
      <text:p text:style-name="P39">If the size (bytes) of the data is known to the compiler when it is compiling the colde then the data are static.</text:p>
      <text:p text:style-name="P38"/>
      <text:p text:style-name="P39">If the size is not known, then the data are dynamic.</text:p>
      <text:p text:style-name="P56">10. <text:s/>A large hospital has a code system to classify new patients arriving in the emergency room as follows.<text:tab/><text:tab/><text:tab/><text:tab/><text:tab/><text:tab/><text:tab/><text:tab/><text:tab/><text:span text:style-name="T38">[10]</text:span></text:p>
      <text:p text:style-name="P14"><text:tab/>Code 10 means move <text:span text:style-name="T6">patient </text:span>to surgery</text:p>
      <text:p text:style-name="P14"><text:tab/>Code 20 means discharge patient to go home</text:p>
      <text:p text:style-name="P14"><text:tab/>Code 30 means send patient to intensive care</text:p>
      <text:p text:style-name="P14"/>
      <text:p text:style-name="P14">Translate the following to be a block of real assembly.</text:p>
      <text:p text:style-name="P14">The patient’s temperature is in xmm12.</text:p>
      <text:p text:style-name="P14"/>
      <text:p text:style-name="P22">if(temperature &gt; 101.6) then</text:p>
      <text:p text:style-name="P22"><text:tab/>assign 10 to <text:span text:style-name="T5">rbx</text:span></text:p>
      <text:p text:style-name="P22">else if(temperature &lt; 95.6) then</text:p>
      <text:p text:style-name="P22"><text:tab/>assign 30 to <text:span text:style-name="T5">rbx</text:span></text:p>
      <text:p text:style-name="P22">else</text:p>
      <text:p text:style-name="P22"><text:tab/>assign 2<text:span text:style-name="T5">0</text:span> to <text:span text:style-name="T5">rbx</text:span></text:p>
      <text:p text:style-name="P23">output (“Get well soon”)</text:p>
      <text:p text:style-name="P24"/>
      <text:p text:style-name="P9">//<text:span text:style-name="T5">Notice that the output statement is not part of the if-then-else block.</text:span></text:p>
      <text:p text:style-name="P9"/>
      <text:p text:style-name="P9">//<text:span text:style-name="T5">FYI: 101.6 = 0x4059666666666666</text:span></text:p>
      <text:p text:style-name="P15">and <text:s text:c="4"/>95.6 <text:s/>= 0x4057<text:span text:style-name="T35">E</text:span>66666666666</text:p>
      <text:p text:style-name="P9"/>
      <text:p text:style-name="P9"/>
      <text:p text:style-name="P43">Solution: <text:s/>Oh wow. <text:s/>It looks like I might how to do real work here.</text:p>
      <text:p text:style-name="P43"/>
      <text:p text:style-name="P40">segment .data</text:p>
      <text:p text:style-name="P40">recover db “Get well soon”,10,0</text:p>
      <text:p text:style-name="P40"/>
      <text:p text:style-name="P40">segment .text</text:p>
      <text:p text:style-name="P40">………</text:p>
      <text:p text:style-name="P40">;Copy 101.6 into xmm14</text:p>
      <text:p text:style-name="P40">mov rax,<text:span text:style-name="T5">0x4059666666666666</text:span></text:p>
      <text:p text:style-name="P40">push rax</text:p>
      <text:p text:style-name="P40">movsd xmm14,[rsp]</text:p>
      <text:p text:style-name="P40">pop rax</text:p>
      <text:p text:style-name="P40"/>
      <text:p text:style-name="P40">;Copy 95.6 into xmm13</text:p>
      <text:p text:style-name="P40">mov rax,<text:span text:style-name="T5">0x4057</text:span>E<text:span text:style-name="T5">66666666666</text:span></text:p>
      <text:p text:style-name="P40">push rax</text:p>
      <text:p text:style-name="P40">movsd xmm13,[rsp]</text:p>
      <text:p text:style-name="P40">pop rax</text:p>
      <text:p text:style-name="P40"/>
      <text:p text:style-name="P40">;Now we have the following setup:</text:p>
      <text:p text:style-name="P40">;xmm14 = 101.6</text:p>
      <text:p text:style-name="P40">;xmm13 = 95.6</text:p>
      <text:p text:style-name="P40">;xmm12 = patient temperature in Fahrenheit</text:p>
      <text:p text:style-name="P40"/>
      <text:p text:style-name="P40">;<text:span text:style-name="T36">Begin block of nested if-then-else structure</text:span></text:p>
      <text:p text:style-name="P41">ucomisd xmm12,xmm14</text:p>
      <text:p text:style-name="P41"><text:soft-page-break/>ja <text:s/>surgery</text:p>
      <text:p text:style-name="P41">ucomisd xmm12,xnn13</text:p>
      <text:p text:style-name="P41">jb <text:s/>intensive</text:p>
      <text:p text:style-name="P41">discharge:</text:p>
      <text:p text:style-name="P41"><text:tab/>mov rbx,20</text:p>
      <text:p text:style-name="P41"><text:tab/>jmp getwell</text:p>
      <text:p text:style-name="P41">surgery:</text:p>
      <text:p text:style-name="P41"><text:tab/>mov rbx,10</text:p>
      <text:p text:style-name="P41"><text:tab/>jmp getwell</text:p>
      <text:p text:style-name="P41">intensive:</text:p>
      <text:p text:style-name="P41"><text:tab/>mov rbx,30</text:p>
      <text:p text:style-name="P41"><text:tab/>jmp getwell</text:p>
      <text:p text:style-name="P41">;End of nested if-then-else struct:<text:span text:style-name="T19"> </text:span><text:span text:style-name="T22">In other contexts it’s called a “case statement”.</text:span></text:p>
      <text:p text:style-name="P41"/>
      <text:p text:style-name="P41">getwell:</text:p>
      <text:p text:style-name="P41">mov rax,0</text:p>
      <text:p text:style-name="P41">mov rdi,recover</text:p>
      <text:p text:style-name="P41">call printf</text:p>
      <text:p text:style-name="P41"/>
      <text:p text:style-name="P41">continue:</text:p>
      <text:p text:style-name="P44"/>
      <text:p text:style-name="P44"/>
      <text:p text:style-name="P44">//No programmer ever uses a “ret” in this fragment of code.</text:p>
      <text:p text:style-name="P44"/>
      <text:p text:style-name="P44">//Even the presence of one “ret” invalidates all the code. </text:p>
      <text:p text:style-name="P53">1<text:span text:style-name="T7">1</text:span>. <text:s/>What is the GDB command that will output the low quadword in xmm9 in hex?<text:tab/><text:span text:style-name="T38">[6]</text:span></text:p>
      <text:p text:style-name="P9"/>
      <text:p text:style-name="P45">Solution:<text:tab/><text:span text:style-name="T9">p/x <text:s/>$xmm9.v2_int64[0]</text:span></text:p>
      <text:p text:style-name="P9"/>
      <text:p text:style-name="P10"/>
      <text:p text:style-name="P10"/>
      <text:p text:style-name="P10"/>
      <text:p text:style-name="P10"/>
      <text:p text:style-name="P10">1<text:span text:style-name="T7">2</text:span>. <text:s/><text:span text:style-name="T6">This is a declaration in a C++ function: <text:s/></text:span>int bottles[12];<text:tab/><text:tab/><text:tab/><text:tab/><text:tab/><text:span text:style-name="T38">[6]</text:span></text:p>
      <text:p text:style-name="P10"/>
      <text:p text:style-name="P10">What is the GDB command that will output all the values in the array?</text:p>
      <text:p text:style-name="P9"/>
      <text:p text:style-name="P45">Solution:<text:tab/><text:span text:style-name="T12">x/12dw <text:s/>bottles</text:span></text:p>
      <text:p text:style-name="P9"/>
      <text:p text:style-name="P9"/>
      <text:p text:style-name="P9"/>
      <text:p text:style-name="P9"/>
      <text:p text:style-name="P9"/>
      <text:p text:style-name="P9">1<text:span text:style-name="T16">3</text:span>. <text:s/><text:span text:style-name="T3">What is the GDB command that will show the address of the first value in the array? </text:span><text:span text:style-name="T38">[6]</text:span></text:p>
      <text:p text:style-name="P9"/>
      <text:p text:style-name="P46">Solution:<text:tab/><text:span text:style-name="T9">p/x <text:s/>&amp;bottles</text:span></text:p>
      <text:p text:style-name="P9"/>
      <text:p text:style-name="P9"/>
      <text:p text:style-name="P9"/>
      <text:p text:style-name="P9"/>
      <text:p text:style-name="P9"/>
      <text:p text:style-name="P11">1<text:span text:style-name="T16">4</text:span>. <text:s/><text:span text:style-name="T17">Suppose the following was declare</text:span><text:span text:style-name="T40">d</text:span><text:span text:style-name="T17"> in the .data segment of an X86 function.<text:tab/></text:span><text:span text:style-name="T38">[6]</text:span></text:p>
      <text:p text:style-name="P11"/>
      <text:p text:style-name="P11"><text:tab/><text:span text:style-name="T17">message db “Hello World”,0</text:span></text:p>
      <text:p text:style-name="P11"/>
      <text:p text:style-name="P26">What is the GDB command that will output the stored data exactly as “Hello World” without any ascii numbers – only printable chars.</text:p>
      <text:p text:style-name="P11"/>
      <text:p text:style-name="P46">Solution:</text:p>
      <text:p text:style-name="P46"/>
      <text:p text:style-name="P46"><text:tab/>Displays the starting address followed by the printable chars</text:p>
      <text:p text:style-name="P46"><text:tab/><text:span text:style-name="T9">x/s &amp;message</text:span></text:p>
      <text:p text:style-name="P11"/>
      <text:p text:style-name="P47">Less desirable solution</text:p>
      <text:p text:style-name="P47"/>
      <text:p text:style-name="P47"><text:tab/>This is an inferior solution because the human must manually count the chars.</text:p>
      <text:p text:style-name="P47"><text:tab/>x/s <text:s/>(char[11])message</text:p>
      <text:p text:style-name="P25"/>
      <text:p text:style-name="P50">Check this:</text:p>
      <text:p text:style-name="P50"><text:tab/>p/s <text:s/>(char *<text:span text:style-name="T41">)</text:span>(&amp;message)</text:p>
      <text:p text:style-name="P50"><text:tab/><text:span text:style-name="T42">x/11cb &amp;message</text:span></text:p>
      <text:p text:style-name="P57">That’s it. <text:s/><text:span text:style-name="T9">Only 14</text:span> questions, but the total points for the entire test remains at 100.</text:p>
      <text:p text:style-name="P26"/>
      <text:p text:style-name="P26"/>
      <text:p text:style-name="P26"/>
      <text:p text:style-name="P26"/>
      <text:p text:style-name="P26">Now you have time remaining before 1:30pm. <text:s/>Check your answer<text:span text:style-name="T18">s</text:span>. <text:s/>You have the entire internet at your dispose. <text:s/>Use it to <text:span text:style-name="T18">verify your answers or improve an answer. <text:s/>If the internet says your answer is all wrong, then consider changing it to blank.</text:span></text:p>
      <text:p text:style-name="P26"/>
      <text:p text:style-name="P27">If a question has multiple answers and one of the answers is “blank” then “blank” takes precedence over other answers.</text:p>
      <text:p text:style-name="P27"/>
      <text:p text:style-name="P27"/>
      <text:p text:style-name="P27"/>
      <text:p text:style-name="P27">When 1:30pm arrives then send your test document to me as a single file attachment.</text:p>
      <text:p text:style-name="P27"/>
      <text:p text:style-name="P27">Only odt, doc and docx are accepted. <text:s/>Pdf, jpeg, mp3, mkv, etc are not accepted. <text:s/>Don’t even think about sending a pdf file.</text:p>
      <text:p text:style-name="P27"/>
      <text:p text:style-name="P27"/>
      <text:p text:style-name="P27">Mailto: <text:s text:c="3"/><text:span text:style-name="T39">holliday@fullerton.edu</text:span></text:p>
      <text:p text:style-name="P48"/>
      <text:p text:style-name="P48"/>
      <text:p text:style-name="P48"/>
      <text:p text:style-name="P4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1" meta:page-count="10" meta:paragraph-count="163" meta:word-count="1470" meta:character-count="8468" meta:non-whitespace-character-count="6910"/>
  </office:meta>
</office:document-meta>
</file>

<file path=Object 1/content.xml><?xml version="1.0" encoding="utf-8"?>
<math xmlns="http://www.w3.org/1998/Math/MathML" display="block">
  <semantics>
    <mrow>
      <mn>118</mn>
      <mfrac>
        <mn>7</mn>
        <mn>12</mn>
      </mfrac>
    </mrow>
    <annotation encoding="StarMath 5.0">118 {7 over 12} </annotation>
  </semantics>
</math>
</file>